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4.126cm" style:use-optimal-column-width="false"/>
    </style:style>
    <style:style style:name="co2" style:family="table-column">
      <style:table-column-properties style:column-width="69.351cm" style:use-optimal-column-width="false"/>
    </style:style>
    <style:style style:name="co3" style:family="table-column">
      <style:table-column-properties style:column-width="77.145cm" style:use-optimal-column-width="false"/>
    </style:style>
    <style:style style:name="co4" style:family="table-column">
      <style:table-column-properties style:column-width="132.481cm" style:use-optimal-column-width="false"/>
    </style:style>
    <style:style style:name="co5" style:family="table-column">
      <style:table-column-properties style:column-width="130.578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47.426cm" style:use-optimal-row-height="false"/>
    </style:style>
    <style:style style:name="ce1" style:family="table-cell">
      <style:text-properties fo:font-size="200pt" style:font-size-asian="200pt" style:font-size-complex="200pt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ce4" style:family="table-cell">
      <loext:graphic-properties draw:textarea-vertical-align="middle"/>
      <style:text-properties fo:font-size="200pt" fo:font-weight="bold" style:font-size-asian="200pt" style:font-weight-asian="bold" style:font-size-complex="200pt" style:font-weight-complex="bold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6" style:family="table-cell">
      <loext:graphic-properties draw:textarea-vertical-align="middle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ce7" style:family="table-cell">
      <style:paragraph-properties fo:text-align="end" style:text-autospace="none"/>
      <style:text-properties fo:font-size="200pt" style:font-size-asian="200pt" style:font-size-complex="200pt"/>
    </style:style>
    <style:style style:name="ce8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9" style:family="table-cell">
      <loext:graphic-properties draw:textarea-vertical-align="middle"/>
      <style:paragraph-properties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10" style:family="table-cell">
      <style:paragraph-properties fo:text-align="center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11" style:family="table-cell">
      <style:text-properties style:font-name="Alvi Nastaleeq" fo:font-size="200pt" style:font-size-asian="200pt" style:font-name-complex="Alvi Nastaleeq" style:font-size-complex="200pt"/>
    </style:style>
    <style:style style:name="ce12" style:family="table-cell">
      <style:paragraph-properties fo:text-align="center" style:text-autospace="none"/>
      <style:text-properties fo:font-size="200pt" style:font-size-asian="200pt" style:font-size-complex="200pt"/>
    </style:style>
    <style:style style:name="P1" style:family="paragraph">
      <style:paragraph-properties fo:text-align="center"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3" style:family="paragraph">
      <style:paragraph-properties fo:text-align="end" style:text-autospace="none"/>
      <style:text-properties fo:font-size="200pt" style:font-size-asian="200pt" style:font-size-complex="200pt"/>
    </style:style>
    <style:style style:name="P4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5" style:family="paragraph">
      <style:paragraph-properties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6" style:family="paragraph">
      <style:paragraph-properties fo:text-align="center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7" style:family="paragraph">
      <style:paragraph-properties fo:text-align="center" style:text-autospace="none"/>
      <style:text-properties fo:font-size="200pt" style:font-size-asian="200pt" style:font-size-complex="200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Alvi Nastaleeq" style:font-name-asian="Liberation Sans1" style:font-name-complex="Alvi Nastaleeq"/>
    </style:style>
    <style:style style:name="T3" style:family="text">
      <style:text-properties style:font-name="Tahoma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21.932cm" svg:height="256.22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1"/>
            <table:table-row table:style-name="ro1" table:default-cell-style-name="ce1">
              <table:table-cell/>
              <table:table-cell table:style-name="ce2" table:number-columns-spanned="2">
                <text:p text:style-name="P1">شمع سے شمع جلے، سلسلہ جاری رہے<text:line-break/>ہم رہیں یا نہ رہیں، یہ عزاداری رہے</text:p>
              </table:table-cell>
              <table:covered-table-cell table:style-name="ce3"/>
              <table:table-cell table:style-name="ce4"/>
              <table:table-cell table:style-name="ce5" table:number-columns-spanned="2">
                <text:p text:style-name="P2">Shama se shama jale, silsila jari rahe,<text:line-break/>Hum rahain ya na rahain, ye azadari rahe</text:p>
              </table:table-cell>
              <table:covered-table-cell table:style-name="ce6"/>
              <table:table-cell/>
            </table:table-row>
            <table:table-row table:style-name="ro2" table:default-cell-style-name="ce7">
              <table:table-cell>
                <text:p text:style-name="P3"><text:span text:style-name="T1">2</text:span></text:p>
              </table:table-cell>
              <table:table-cell table:style-name="ce8">
                <text:p text:style-name="P4"><text:span text:style-name="T2">لاکھ بدلے یہ زمانے کی رَوِش اور موسم</text:span><text:span text:style-name="T2"><text:line-break/></text:span><text:span text:style-name="T2">ایک پل بھی نہ رُکے اَشکِ عزا اور ماتم</text:span><text:span text:style-name="T2"><text:line-break/></text:span><text:span text:style-name="T2">ماتمِ شہہ کا جنوں، ذہن پر تاری ہی</text:span><text:span text:style-name="T2"><text:line-break/></text:span><text:span text:style-name="T2"><text:line-break/></text:span><text:span text:style-name="T2">رہے ہم رہیں یا نہ رہیں یہ عزاداری رہے</text:span></text:p>
              </table:table-cell>
              <table:table-cell table:style-name="ce8">
                <text:p text:style-name="P4"><text:span text:style-name="T2">اپنی نسلوں کو سِکھاتے رہو ماتم کا ہنر</text:span><text:span text:style-name="T2"><text:line-break/></text:span><text:span text:style-name="T2">سینہ دَر سینہ کرے بس یہ عزاداری سفر</text:span><text:span text:style-name="T2"><text:line-break/></text:span><text:span text:style-name="T2">جیسے حالات بھی ہوں، یہ عمل جاری رہے</text:span><text:span text:style-name="T2"><text:line-break/></text:span><text:span text:style-name="T2"><text:line-break/></text:span><text:span text:style-name="T2">ہم رہیں یا نہ رہیں ، یہ عزاداری رہے</text:span></text:p>
              </table:table-cell>
              <table:table-cell>
                <text:p text:style-name="P3"><text:span text:style-name="T1">1</text:span></text:p>
              </table:table-cell>
              <table:table-cell table:style-name="ce9">
                <text:p text:style-name="P5"><text:span text:style-name="T3">Apni naslon lo sikhate raho, matam ka hunar,</text:span><text:span text:style-name="T3"><text:line-break/></text:span><text:span text:style-name="T3">Seena dar seena kare, bus ye azadari safar,</text:span><text:span text:style-name="T3"><text:line-break/></text:span><text:span text:style-name="T3">Jaise halat bhi hon, ye amal jari rahe,</text:span><text:span text:style-name="T3"><text:line-break/></text:span><text:span text:style-name="T3"><text:line-break/></text:span><text:span text:style-name="T3">Hum rahain ya na rahain, ye azadari rahe</text:span></text:p>
              </table:table-cell>
              <table:table-cell table:style-name="ce9">
                <text:p text:style-name="P5"><text:span text:style-name="T3">Lakh badle ye zamane ki ravish aur mausam,</text:span><text:span text:style-name="T3"><text:line-break/></text:span><text:span text:style-name="T3">Eik pal bhi na ruke ashk-e-aza aur matam,</text:span><text:span text:style-name="T3"><text:line-break/></text:span><text:span text:style-name="T3">Matam-e-sheh ka junoon, zahn par tari rahe</text:span><text:span text:style-name="T3"><text:line-break/></text:span><text:span text:style-name="T3"><text:line-break/></text:span><text:span text:style-name="T3">Hum rahain ya na rahain, ye azadari rahe</text:span></text:p>
              </table:table-cell>
              <table:table-cell>
                <text:p text:style-name="P3"><text:span text:style-name="T1">2</text:span></text:p>
              </table:table-cell>
            </table:table-row>
            <table:table-row table:style-name="ro2" table:default-cell-style-name="ce7">
              <table:table-cell>
                <text:p text:style-name="P3"><text:span text:style-name="T1">4</text:span></text:p>
              </table:table-cell>
              <table:table-cell table:style-name="ce8">
                <text:p text:style-name="P4"><text:span text:style-name="T2">یہ سبیلیں یونہی آباد رہیں اہلِ عزا</text:span><text:span text:style-name="T2"><text:line-break/></text:span><text:span text:style-name="T2">اور گھر گھر پہ نظر آئے علم غازیؑ کا</text:span><text:span text:style-name="T2"><text:line-break/></text:span><text:span text:style-name="T2">یہ علم اونچا رہے، یہ علمداری رہے</text:span><text:span text:style-name="T2"><text:line-break/></text:span><text:span text:style-name="T2"><text:line-break/></text:span><text:span text:style-name="T2">ہم رہیں یا نہ رہیں یہ عزاداری رہے</text:span></text:p>
              </table:table-cell>
              <table:table-cell table:style-name="ce8">
                <text:p text:style-name="P4"><text:span text:style-name="T2">تُم اگر ذاكر شبیرؑ ہو یہ یاد رہے</text:span><text:span text:style-name="T2"><text:line-break/></text:span><text:span text:style-name="T2">چاہے اِس غم كے لیے سَر بھی کٹے گھر بھی جلے</text:span><text:span text:style-name="T2"><text:line-break/></text:span><text:span text:style-name="T2">حُرْمَتِ فرش عزا، جان سے پیاری رہے</text:span><text:span text:style-name="T2"><text:line-break/></text:span><text:span text:style-name="T2"><text:line-break/></text:span><text:span text:style-name="T2">ہم رہیں یا نہ رہیں یہ عزاداری رہے</text:span></text:p>
              </table:table-cell>
              <table:table-cell>
                <text:p text:style-name="P3"><text:span text:style-name="T1">3</text:span></text:p>
              </table:table-cell>
              <table:table-cell table:style-name="ce9">
                <text:p text:style-name="P5"><text:span text:style-name="T3">Tum agar zakir-e-Shabbir ho, yeh yaad rahe,</text:span><text:span text:style-name="T3"><text:line-break/></text:span><text:span text:style-name="T3">Chahe is gam ke liye, sar bhi kate ghar bhi jale</text:span><text:span text:style-name="T3"><text:line-break/></text:span><text:span text:style-name="T3">Hurmat-e-farsh-e-aza, jaan se pyari rahe,</text:span><text:span text:style-name="T3"><text:line-break/></text:span><text:span text:style-name="T3"><text:line-break/></text:span><text:span text:style-name="T3">Hum rahain ya na rahain, ye azadari rahe</text:span></text:p>
              </table:table-cell>
              <table:table-cell table:style-name="ce9">
                <text:p text:style-name="P5"><text:span text:style-name="T3">Yeh sabilein yuhin aabad rahein ahl-e-aza,</text:span><text:span text:style-name="T3"><text:line-break/></text:span><text:span text:style-name="T3">Aur ghar ghar pe nazar aaye alam Ghazi ka,</text:span><text:span text:style-name="T3"><text:line-break/></text:span><text:span text:style-name="T3">Ye alam uncha rahe, yeh alamdari rahe,</text:span><text:span text:style-name="T3"><text:line-break/></text:span><text:span text:style-name="T3"><text:line-break/></text:span><text:span text:style-name="T3">Hum rahain ya na rahain, ye azadari rahe</text:span></text:p>
              </table:table-cell>
              <table:table-cell>
                <text:p text:style-name="P3"><text:span text:style-name="T1">4</text:span></text:p>
              </table:table-cell>
            </table:table-row>
            <table:table-row table:style-name="ro2" table:default-cell-style-name="ce7">
              <table:table-cell>
                <text:p text:style-name="P3"><text:span text:style-name="T1">6</text:span></text:p>
              </table:table-cell>
              <table:table-cell table:style-name="ce8">
                <text:p text:style-name="P4"><text:span text:style-name="T2">ماؤں بہنوں کو ہے پیغام میرا صرف یہی</text:span><text:span text:style-name="T2"><text:line-break/></text:span><text:span text:style-name="T2">اپنے بچّوں کو جلوسوں سے نہیں روکو کبھی</text:span><text:span text:style-name="T2"><text:line-break/></text:span><text:span text:style-name="T2">یہ شہادت ہے شرف، یہ شرف جاری رہے</text:span><text:span text:style-name="T2"><text:line-break/></text:span><text:span text:style-name="T2"><text:line-break/></text:span><text:span text:style-name="T2">ہم رہیں یا نہ رہیں یہ عزاداری رہے</text:span></text:p>
              </table:table-cell>
              <table:table-cell table:style-name="ce8">
                <text:p text:style-name="P4"><text:span text:style-name="T2">دنیا والوں کی نہ پرواہ نہ کچھ بات کرو</text:span><text:span text:style-name="T2"><text:line-break/></text:span><text:span text:style-name="T2">منــتّی بیڑیاں سجادؑ كے غم میں پہنو</text:span><text:span text:style-name="T2"><text:line-break/></text:span><text:span text:style-name="T2">رونقِ فرشِ عزا، گریہ و زاری رہے</text:span><text:span text:style-name="T2"><text:line-break/></text:span><text:span text:style-name="T2"><text:line-break/></text:span><text:span text:style-name="T2">ہم رہیں یا نہ رہیں یہ عزاداری رہے</text:span></text:p>
              </table:table-cell>
              <table:table-cell>
                <text:p text:style-name="P3"><text:span text:style-name="T1">5</text:span></text:p>
              </table:table-cell>
              <table:table-cell table:style-name="ce9">
                <text:p text:style-name="P5"><text:span text:style-name="T3">Dunia walon ki na parvah na kutch baat karo,</text:span><text:span text:style-name="T3"><text:line-break/></text:span><text:span text:style-name="T3">Mannati bairiyan Sajjad ke gham me pehno,</text:span><text:span text:style-name="T3"><text:line-break/></text:span><text:span text:style-name="T3">Raunaqe farsh-e-aza girya-o-zari rahe</text:span><text:span text:style-name="T3"><text:line-break/></text:span><text:span text:style-name="T3"><text:line-break/></text:span><text:span text:style-name="T3">Hum rahain ya na rahain, ye azadari rahe</text:span></text:p>
              </table:table-cell>
              <table:table-cell table:style-name="ce9">
                <text:p text:style-name="P5"><text:span text:style-name="T3">Maaon behnon ko hai paigam mera sirf yahi,</text:span><text:span text:style-name="T3"><text:line-break/></text:span><text:span text:style-name="T3">Aapne bacchon ko juluson se nahi roko kabhi,</text:span><text:span text:style-name="T3"><text:line-break/></text:span><text:span text:style-name="T3">Yeh shahadat hai sharaf, yeh sharaf jaari rahe,</text:span><text:span text:style-name="T3"><text:line-break/></text:span><text:span text:style-name="T3"><text:line-break/></text:span><text:span text:style-name="T3">Hum rahain ya na rahain, ye azadari rahe</text:span></text:p>
              </table:table-cell>
              <table:table-cell>
                <text:p text:style-name="P3"><text:span text:style-name="T1">6</text:span></text:p>
              </table:table-cell>
            </table:table-row>
            <table:table-row table:style-name="ro2" table:default-cell-style-name="ce7">
              <table:table-cell>
                <text:p text:style-name="P3"><text:span text:style-name="T1">8</text:span></text:p>
              </table:table-cell>
              <table:table-cell table:style-name="ce8">
                <text:p text:style-name="P4"><text:span text:style-name="T2">مجلسِ شاہؑ کی زنداں میں جو بنیاد رکھی</text:span><text:span text:style-name="T2"><text:line-break/></text:span><text:span text:style-name="T2">اصل میں بی بی و سجادؑ کی خواہش تھی یہی</text:span><text:span text:style-name="T2"><text:line-break/></text:span><text:span text:style-name="T2">یہ عزادار رہیں، یہ عزاداری رہے</text:span><text:span text:style-name="T2"><text:line-break/></text:span><text:span text:style-name="T2"><text:line-break/></text:span><text:span text:style-name="T2">ہم رہیں یا نہ رہیں یہ عزاداری رہے</text:span></text:p>
              </table:table-cell>
              <table:table-cell table:style-name="ce8">
                <text:p text:style-name="P4"><text:span text:style-name="T2">اپنے گھر میں بھی عزا خانہ سجانا ہے مجھے</text:span><text:span text:style-name="T2"><text:line-break/></text:span><text:span text:style-name="T2">اپنے بچّوں کو عزادار بنانا ہے مجھے</text:span><text:span text:style-name="T2"><text:line-break/></text:span><text:span text:style-name="T2">تاكہ اِس نسل میں بھی، تعزیہ داری رہے</text:span><text:span text:style-name="T2"><text:line-break/></text:span><text:span text:style-name="T2"><text:line-break/></text:span><text:span text:style-name="T2">ہم رہیں یا نہ رہیں یہ عزاداری رہے</text:span></text:p>
              </table:table-cell>
              <table:table-cell>
                <text:p text:style-name="P3"><text:span text:style-name="T1">7</text:span></text:p>
              </table:table-cell>
              <table:table-cell table:style-name="ce9">
                <text:p text:style-name="P5"><text:span text:style-name="T3">Apne ghar me bhi aza khana sajana hai mujhe,</text:span><text:span text:style-name="T3"><text:line-break/></text:span><text:span text:style-name="T3">Apne bacchon ko azadar banana hai mujhe,</text:span><text:span text:style-name="T3"><text:line-break/></text:span><text:span text:style-name="T3">Taake is nasl me bhi, tazia dari rahe,</text:span><text:span text:style-name="T3"><text:line-break/></text:span><text:span text:style-name="T3"><text:line-break/></text:span><text:span text:style-name="T3">Hum rahain ya na rahain, ye azadari rahe</text:span></text:p>
              </table:table-cell>
              <table:table-cell table:style-name="ce9">
                <text:p text:style-name="P5"><text:span text:style-name="T3">Majlis-e-shah ki zindan me jo bunyad rakhi,</text:span><text:span text:style-name="T3"><text:line-break/></text:span><text:span text:style-name="T3">Asl me bibi o sajjad ki khwaish thi yahi,</text:span><text:span text:style-name="T3"><text:line-break/></text:span><text:span text:style-name="T3">Yeh azadar rahein yeh azadari rahe,</text:span><text:span text:style-name="T3"><text:line-break/></text:span><text:span text:style-name="T3"><text:line-break/></text:span><text:span text:style-name="T3">Hum rahain ya na rahain, ye azadari rahe</text:span></text:p>
              </table:table-cell>
              <table:table-cell>
                <text:p text:style-name="P3"><text:span text:style-name="T1">8</text:span></text:p>
              </table:table-cell>
            </table:table-row>
            <table:table-row table:style-name="ro2" table:default-cell-style-name="ce1">
              <table:table-cell/>
              <table:table-cell table:style-name="ce10" table:number-columns-spanned="2">
                <text:p text:style-name="P6"><text:span text:style-name="T2">مجلس و ماتمِ شبیرؑ کی تبلیغ کرو</text:span><text:span text:style-name="T2"><text:line-break/></text:span><text:span text:style-name="T2">بات یہ مظہر و عرفان زمانے سے کہو</text:span><text:span text:style-name="T2"><text:line-break/></text:span><text:span text:style-name="T2">منکرِ بی بیؑ سے ہر حال میں بیزاری رہے</text:span><text:span text:style-name="T2"><text:line-break/></text:span><text:span text:style-name="T2"><text:line-break/></text:span><text:span text:style-name="T2">ہم رہیں یا نہ رہیں یہ عزاداری رہے</text:span></text:p>
              </table:table-cell>
              <table:covered-table-cell table:style-name="ce11"/>
              <table:table-cell table:style-name="ce12">
                <text:p text:style-name="P7"><text:span text:style-name="T1"/></text:p>
                <text:p text:style-name="P3"><text:span text:style-name="T1">9</text:span></text:p>
              </table:table-cell>
              <table:table-cell table:style-name="ce5" table:number-columns-spanned="2">
                <text:p text:style-name="P2"><text:span text:style-name="T3">Majlis-o-matam-e-Shabbir ki tableeg karo,</text:span><text:span text:style-name="T3"><text:line-break/></text:span><text:span text:style-name="T3">Baat ye Mazhar-o-Irfan zamane se kaho,</text:span><text:span text:style-name="T3"><text:line-break/></text:span><text:span text:style-name="T3">Munkir-e-bibi se har haal me bezari rahe,</text:span><text:span text:style-name="T3"><text:line-break/></text:span><text:span text:style-name="T3"><text:line-break/></text:span><text:span text:style-name="T3">Hum rahain ya na rahain, ye azadari rahe</text:span></text:p>
              </table:table-cell>
              <table:covered-table-cell table:style-name="ce6"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21.93cm" fo:page-height="256.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4T12:14:19.967411200</dc:date>
    <meta:editing-duration>PT45M40S</meta:editing-duration>
    <meta:editing-cycles>12</meta:editing-cycles>
    <meta:generator>LibreOffice/25.2.4.3$Windows_X86_64 LibreOffice_project/33e196637044ead23f5c3226cde09b47731f7e27</meta:generator>
    <meta:document-statistic meta:object-count="1"/>
  </office:meta>
</office:document-meta>
</file>